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Playfair Display" svg:font-family="'Playfair Display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eb74"/>
    </style:style>
    <style:style style:name="P2" style:family="paragraph" style:parent-style-name="Text_20_body">
      <style:text-properties officeooo:paragraph-rsid="001821d3"/>
    </style:style>
    <style:style style:name="P3" style:family="paragraph" style:parent-style-name="Text_20_body">
      <style:text-properties officeooo:rsid="001bc5a7" officeooo:paragraph-rsid="001bc5a7"/>
    </style:style>
    <style:style style:name="P4" style:family="paragraph" style:parent-style-name="Text_20_body">
      <style:text-properties officeooo:paragraph-rsid="0011eddd"/>
    </style:style>
    <style:style style:name="P5" style:family="paragraph" style:parent-style-name="Text_20_body">
      <style:text-properties officeooo:paragraph-rsid="001a2911"/>
    </style:style>
    <style:style style:name="T1" style:family="text">
      <style:text-properties fo:font-variant="normal" fo:text-transform="none" fo:color="#333333" style:font-name="Playfair Display" fo:font-size="18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333333" style:font-name="Playfair Display" fo:font-size="18pt" fo:letter-spacing="normal" fo:font-style="normal" fo:font-weight="normal" officeooo:rsid="001176a5" style:font-name-asian="NSimSun" style:font-size-asian="18pt" style:font-weight-asian="bold" style:font-name-complex="Arial" style:font-size-complex="18pt" style:font-weight-complex="bold" loext:padding="0cm" loext:border="none"/>
    </style:style>
    <style:style style:name="T3" style:family="text">
      <style:text-properties fo:font-variant="normal" fo:text-transform="none" fo:color="#333333" style:font-name="Playfair Display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33333" style:font-name="Playfair Display" fo:letter-spacing="normal" fo:font-style="normal" fo:font-weight="normal" officeooo:rsid="0013c678" loext:padding="0cm" loext:border="none"/>
    </style:style>
    <style:style style:name="T5" style:family="text">
      <style:text-properties fo:font-variant="normal" fo:text-transform="none" fo:color="#333333" style:font-name="Playfair Display" fo:letter-spacing="normal" fo:font-style="normal" fo:font-weight="normal" officeooo:rsid="00145243" loext:padding="0cm" loext:border="none"/>
    </style:style>
    <style:style style:name="T6" style:family="text">
      <style:text-properties fo:font-variant="normal" fo:text-transform="none" fo:color="#333333" style:font-name="Playfair Display" fo:letter-spacing="normal" fo:font-style="normal" fo:font-weight="normal" officeooo:rsid="0022b3d1" loext:padding="0cm" loext:border="none"/>
    </style:style>
    <style:style style:name="T7" style:family="text">
      <style:text-properties fo:font-variant="normal" fo:text-transform="none" fo:color="#333333" style:font-name="Playfair Display" fo:font-size="12pt" fo:letter-spacing="normal" fo:font-style="normal" fo:font-weight="normal" officeooo:rsid="00145243" style:font-size-asian="10.5pt" style:font-size-complex="12pt" loext:padding="0cm" loext:border="none"/>
    </style:style>
    <style:style style:name="T8" style:family="text">
      <style:text-properties fo:font-variant="normal" fo:text-transform="none" fo:color="#333333" style:font-name="Playfair Display" fo:font-size="12pt" fo:letter-spacing="normal" fo:font-style="normal" fo:font-weight="normal" officeooo:rsid="0014eb74" style:font-size-asian="10.5pt" style:font-size-complex="12pt" loext:padding="0cm" loext:border="none"/>
    </style:style>
    <style:style style:name="T9" style:family="text">
      <style:text-properties fo:font-variant="normal" fo:text-transform="none" fo:color="#333333" style:font-name="Playfair Display" fo:font-size="12pt" fo:letter-spacing="normal" fo:font-style="normal" fo:font-weight="normal" style:font-size-asian="10.5pt" style:font-size-complex="12pt" loext:padding="0cm" loext:border="none"/>
    </style:style>
    <style:style style:name="T10" style:family="text">
      <style:text-properties fo:font-variant="normal" fo:text-transform="none" fo:color="#333333" style:font-name="Playfair Display" fo:font-size="12pt" fo:letter-spacing="normal" fo:font-style="normal" fo:font-weight="normal" officeooo:rsid="00168613" style:font-size-asian="10.5pt" style:font-size-complex="12pt" loext:padding="0cm" loext:border="none"/>
    </style:style>
    <style:style style:name="T11" style:family="text">
      <style:text-properties fo:font-variant="normal" fo:text-transform="none" fo:color="#333333" style:font-name="Playfair Display" fo:font-size="12pt" fo:letter-spacing="normal" fo:font-style="normal" fo:font-weight="normal" officeooo:rsid="001821d3" style:font-size-asian="10.5pt" style:font-size-complex="12pt" loext:padding="0cm" loext:border="none"/>
    </style:style>
    <style:style style:name="T12" style:family="text">
      <style:text-properties fo:font-variant="normal" fo:text-transform="none" fo:color="#333333" style:font-name="Playfair Display" fo:font-size="12pt" fo:letter-spacing="normal" fo:font-style="normal" fo:font-weight="normal" officeooo:rsid="0018d29c" style:font-size-asian="10.5pt" style:font-size-complex="12pt" loext:padding="0cm" loext:border="none"/>
    </style:style>
    <style:style style:name="T13" style:family="text">
      <style:text-properties fo:font-variant="normal" fo:text-transform="none" fo:color="#333333" style:font-name="Playfair Display" fo:font-size="12pt" fo:letter-spacing="normal" fo:font-style="normal" fo:font-weight="normal" officeooo:rsid="001a2911" style:font-size-asian="10.5pt" style:font-size-complex="12pt" loext:padding="0cm" loext:border="none"/>
    </style:style>
    <style:style style:name="T14" style:family="text">
      <style:text-properties fo:font-variant="normal" fo:text-transform="none" fo:color="#333333" style:font-name="Playfair Display" fo:font-size="12pt" fo:letter-spacing="normal" fo:font-style="normal" fo:font-weight="normal" officeooo:rsid="001bc5a7" style:font-size-asian="10.5pt" style:font-size-complex="12pt" loext:padding="0cm" loext:border="none"/>
    </style:style>
    <style:style style:name="T15" style:family="text">
      <style:text-properties fo:font-variant="normal" fo:text-transform="none" fo:color="#333333" style:font-name="Playfair Display" fo:font-size="12pt" fo:letter-spacing="normal" fo:font-style="normal" fo:font-weight="normal" officeooo:rsid="001c90b7" style:font-size-asian="10.5pt" style:font-size-complex="12pt" loext:padding="0cm" loext:border="none"/>
    </style:style>
    <style:style style:name="T16" style:family="text">
      <style:text-properties fo:font-variant="normal" fo:text-transform="none" fo:color="#333333" style:font-name="Playfair Display" fo:font-size="12pt" fo:letter-spacing="normal" fo:font-style="normal" fo:font-weight="normal" officeooo:rsid="001cf6bd" style:font-size-asian="10.5pt" style:font-size-complex="12pt" loext:padding="0cm" loext:border="none"/>
    </style:style>
    <style:style style:name="T17" style:family="text">
      <style:text-properties fo:font-variant="normal" fo:text-transform="none" fo:color="#333333" style:font-name="Playfair Display" fo:font-size="12pt" fo:letter-spacing="normal" fo:font-style="normal" fo:font-weight="normal" officeooo:rsid="002013a5" style:font-size-asian="10.5pt" style:font-size-complex="12pt" loext:padding="0cm" loext:border="none"/>
    </style:style>
    <style:style style:name="T18" style:family="text">
      <style:text-properties fo:font-variant="normal" fo:text-transform="none" fo:color="#333333" style:font-name="Playfair Display" fo:font-size="12pt" fo:letter-spacing="normal" fo:font-style="normal" fo:font-weight="normal" officeooo:rsid="00219717" style:font-size-asian="10.5pt" style:font-size-complex="12pt" loext:padding="0cm" loext:border="none"/>
    </style:style>
    <style:style style:name="T19" style:family="text">
      <style:text-properties fo:font-variant="normal" fo:text-transform="none" fo:color="#333333" style:font-name="Playfair Display" fo:font-size="12pt" fo:letter-spacing="normal" fo:font-style="normal" fo:font-weight="normal" officeooo:rsid="002244d9" style:font-size-asian="10.5pt" style:font-size-complex="12pt" loext:padding="0cm" loext:border="none"/>
    </style:style>
    <style:style style:name="T20" style:family="text">
      <style:text-properties fo:font-variant="normal" fo:text-transform="none" fo:color="#333333" style:font-name="Playfair Display" fo:font-size="12pt" fo:letter-spacing="normal" fo:font-style="normal" fo:font-weight="normal" officeooo:rsid="0022b3d1" style:font-size-asian="10.5pt" style:font-size-complex="12pt" loext:padding="0cm" loext:border="none"/>
    </style:style>
    <style:style style:name="T21" style:family="text">
      <style:text-properties fo:font-variant="normal" fo:text-transform="none" fo:color="#333333" style:font-name="Playfair Display" fo:font-size="12pt" fo:letter-spacing="normal" fo:font-style="normal" fo:font-weight="normal" officeooo:rsid="002419f2" style:font-size-asian="10.5pt" style:font-size-complex="12pt" loext:padding="0cm" loext:border="none"/>
    </style:style>
    <style:style style:name="T22" style:family="text">
      <style:text-properties fo:font-variant="normal" fo:text-transform="none" fo:color="#333333" style:font-name="Playfair Display" fo:font-size="12pt" fo:letter-spacing="normal" fo:font-style="normal" fo:font-weight="normal" officeooo:rsid="0025281e" style:font-size-asian="10.5pt" style:font-size-complex="12pt" loext:padding="0cm" loext:border="none"/>
    </style:style>
    <style:style style:name="T23" style:family="text">
      <style:text-properties fo:font-variant="normal" fo:text-transform="none" fo:color="#333333" style:font-name="Playfair Display" fo:font-size="12pt" fo:letter-spacing="normal" fo:font-style="normal" fo:font-weight="normal" officeooo:rsid="0011eddd" style:font-size-asian="10.5pt" style:font-size-complex="12pt" loext:padding="0cm" loext:border="none"/>
    </style:style>
    <style:style style:name="T24" style:family="text">
      <style:text-properties fo:font-variant="normal" fo:text-transform="none" fo:color="#333333" style:font-name="Playfair Display" fo:font-size="12pt" fo:letter-spacing="normal" fo:font-style="normal" fo:font-weight="normal" officeooo:rsid="0026740f" style:font-size-asian="10.5pt" style:font-size-complex="12pt" loext:padding="0cm" loext:border="none"/>
    </style:style>
    <style:style style:name="T25" style:family="text">
      <style:text-properties fo:font-variant="normal" fo:text-transform="none" fo:color="#333333" style:font-name="Playfair Display" fo:font-size="12pt" fo:letter-spacing="normal" fo:font-style="normal" fo:font-weight="normal" officeooo:rsid="0013c678" style:font-size-asian="10.5pt" style:font-size-complex="12pt" loext:padding="0cm" loext:border="none"/>
    </style:style>
    <style:style style:name="T26" style:family="text">
      <style:text-properties fo:font-variant="normal" fo:text-transform="none" fo:color="#333333" style:font-name="Playfair Display" fo:font-size="12pt" fo:letter-spacing="normal" fo:font-style="normal" fo:font-weight="normal" officeooo:rsid="0026a6d6" style:font-size-asian="10.5pt" style:font-size-complex="12pt" loext:padding="0cm" loext:border="none"/>
    </style:style>
    <style:style style:name="T27" style:family="text">
      <style:text-properties fo:font-variant="normal" fo:text-transform="none" fo:color="#333333" style:font-name="Playfair Display" fo:font-size="12pt" fo:letter-spacing="normal" fo:font-style="normal" fo:font-weight="normal" officeooo:rsid="0016309f" style:font-size-asian="10.5pt" style:font-weight-asian="normal" style:font-size-complex="12pt" style:font-weight-complex="normal" loext:padding="0cm" loext:border="none"/>
    </style:style>
    <style:style style:name="T28" style:family="text">
      <style:text-properties fo:font-variant="normal" fo:text-transform="none" fo:color="#333333" style:font-name="Playfair Display" fo:font-size="12pt" fo:letter-spacing="normal" fo:font-style="normal" fo:font-weight="normal" officeooo:rsid="0014eb74" style:font-size-asian="10.5pt" style:font-weight-asian="normal" style:font-size-complex="12pt" style:font-weight-complex="normal" loext:padding="0cm" loext:border="none"/>
    </style:style>
    <style:style style:name="T29" style:family="text">
      <style:text-properties fo:font-variant="normal" fo:text-transform="none" fo:color="#333333" style:font-name="Playfair Display" fo:font-size="12pt" fo:letter-spacing="normal" fo:font-style="normal" fo:font-weight="normal" officeooo:rsid="00168613" style:font-size-asian="10.5pt" style:font-weight-asian="normal" style:font-size-complex="12pt" style:font-weight-complex="normal" loext:padding="0cm" loext:border="none"/>
    </style:style>
    <style:style style:name="T30" style:family="text">
      <style:text-properties fo:font-variant="normal" fo:text-transform="none" fo:color="#333333" style:font-name="Playfair Display" fo:font-size="12pt" fo:letter-spacing="normal" fo:font-style="normal" fo:font-weight="normal" officeooo:rsid="001bc5a7" style:font-size-asian="10.5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333333" style:font-name="Playfair Display" fo:font-size="12pt" fo:letter-spacing="normal" fo:font-style="normal" fo:font-weight="normal" officeooo:rsid="0022b3d1" style:font-size-asian="10.5pt" style:font-weight-asian="normal" style:font-size-complex="12pt" style:font-weight-complex="normal" loext:padding="0cm" loext:border="none"/>
    </style:style>
    <style:style style:name="T32" style:family="text">
      <style:text-properties fo:font-variant="normal" fo:text-transform="none" fo:color="#333333" style:font-name="Playfair Display" fo:font-size="12pt" fo:letter-spacing="normal" fo:font-style="normal" fo:font-weight="normal" officeooo:rsid="001821d3" fo:background-color="transparent" loext:char-shading-value="0" style:font-size-asian="10.5pt" style:font-size-complex="12pt" loext:padding="0cm" loext:border="none"/>
    </style:style>
    <style:style style:name="T33" style:family="text">
      <style:text-properties fo:font-variant="normal" fo:text-transform="none" fo:color="#333333" style:font-name="Playfair Display" fo:font-size="12pt" fo:letter-spacing="normal" fo:font-style="normal" fo:font-weight="normal" officeooo:rsid="002013a5" fo:background-color="transparent" loext:char-shading-value="0" style:font-size-asian="10.5pt" style:font-size-complex="12pt" loext:padding="0cm" loext:border="none"/>
    </style:style>
    <style:style style:name="T34" style:family="text">
      <style:text-properties fo:font-variant="normal" fo:text-transform="none" fo:color="#333333" style:font-name="Playfair Display" fo:font-size="12pt" fo:letter-spacing="normal" fo:font-style="normal" fo:font-weight="normal" officeooo:rsid="00219717" fo:background-color="transparent" loext:char-shading-value="0" style:font-size-asian="10.5pt" style:font-size-complex="12pt" loext:padding="0cm" loext:border="none"/>
    </style:style>
    <style:style style:name="T35" style:family="text">
      <style:text-properties fo:font-variant="normal" fo:text-transform="none" fo:color="#333333" style:font-name="Playfair Display" fo:font-size="12pt" fo:letter-spacing="normal" fo:font-style="normal" fo:font-weight="normal" officeooo:rsid="0025281e" fo:background-color="transparent" loext:char-shading-value="0" style:font-size-asian="10.5pt" style:font-size-complex="12pt" loext:padding="0cm" loext:border="none"/>
    </style:style>
    <style:style style:name="T36" style:family="text">
      <style:text-properties fo:font-variant="normal" fo:text-transform="none" fo:color="#333333" style:font-name="Playfair Display" fo:font-size="12pt" fo:letter-spacing="normal" fo:font-style="normal" fo:font-weight="normal" officeooo:rsid="002244d9" fo:background-color="transparent" loext:char-shading-value="0" style:font-size-asian="10.5pt" style:font-size-complex="12pt" loext:padding="0cm" loext:border="none"/>
    </style:style>
    <style:style style:name="T37" style:family="text">
      <style:text-properties fo:font-variant="normal" fo:text-transform="none" fo:color="#333333" style:font-name="Playfair Display" fo:font-size="12pt" fo:letter-spacing="normal" fo:font-style="normal" fo:font-weight="normal" officeooo:rsid="001bc5a7" fo:background-color="transparent" loext:char-shading-value="0" style:font-size-asian="10.5pt" style:font-size-complex="12pt" loext:padding="0cm" loext:border="none"/>
    </style:style>
    <style:style style:name="T38" style:family="text">
      <style:text-properties officeooo:rsid="0025281e"/>
    </style:style>
    <style:style style:name="T39" style:family="text">
      <style:text-properties officeooo:rsid="0026740f"/>
    </style:style>
    <style:style style:name="T40" style:family="text">
      <style:text-properties officeooo:rsid="0026a6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<text:span text:style-name="T2">Individuell terapi</text:span><text:span text:style-name="T1">, </text:span><text:span text:style-name="T2">par</text:span><text:span text:style-name="T1">terapi och coaching i </text:span><text:span text:style-name="T2">Norrort</text:span><text:span text:style-name="T1"> samt online</text:span></text:h>
      <text:p text:style-name="P4"><text:span text:style-name="T23">För Dig som strävar efter att </text:span><text:span text:style-name="T26">uppnå </text:span><text:span text:style-name="T23">en förändring i din vardag, antingen på personligt plan eller som par, erbjuder jag individuell eller parterapi. Jag hjälper Dig att hitta vägar för att ta Dig ur ett negativt mönster, </text:span><text:span text:style-name="T24">motgångar</text:span><text:span text:style-name="T23">, om du kört Dig själv i botten </text:span><text:span text:style-name="T20">eller upplever att allt känns </text:span><text:span text:style-name="T24">meningslöst</text:span><text:span text:style-name="T23">. Jag hjälper också par att </text:span><text:span text:style-name="T25">försöka hitta tillbaka till varann, återfinna gnistan och </text:span><text:span text:style-name="T7">att få förhållandet på banan igen. </text:span></text:p>
      <text:p text:style-name="P1"><text:span text:style-name="T7">J</text:span><text:span text:style-name="T8">ag har studerat </text:span><text:span text:style-name="T20">P</text:span><text:span text:style-name="T8">sykoanalytisk terapi </text:span><text:span text:style-name="T20">och KBT </text:span><text:span text:style-name="T8">vid </text:span><text:span text:style-name="T27">IFISAM </text:span><text:span text:style-name="T31">och</text:span><text:span text:style-name="T27"> AEMT</text:span><text:span text:style-name="T28"> i Bryssel </text:span><text:span text:style-name="T29">samt </text:span><text:span text:style-name="T30">K</text:span><text:span text:style-name="T29">ost &amp; </text:span><text:span text:style-name="T30">H</text:span><text:span text:style-name="T29">älsa vid</text:span><text:span text:style-name="T28"> </text:span><text:span text:style-name="T29">UCL. </text:span><text:span text:style-name="T31">E</text:span><text:span text:style-name="T10">fter </text:span><text:span text:style-name="T20">min </text:span><text:span text:style-name="T10">diplomering </text:span><text:span text:style-name="T20">har </text:span><text:span text:style-name="T24">jag</text:span><text:span text:style-name="T20"> </text:span><text:span text:style-name="T10">jobbat som samtalsterapeut och coach inom välmående, kost, </text:span><text:span text:style-name="T20">utbrändhet, ofrivillig barnlöshet..</text:span><text:span text:style-name="T10">. </text:span><text:span text:style-name="T19">Bland annat</text:span><text:span text:style-name="T11"> har jag coachat och hjälpt personer som varit på väg in i eller redan befunnit sig i en utmattning; <text:s/>par som stått inför en separation och som sökt vägledning och hjälp för att hitta tillbaka </text:span><text:span text:style-name="T32">till </text:span><text:span text:style-name="T33">den passion </text:span><text:span text:style-name="T34">som en gång fanns</text:span><text:span text:style-name="T32">;</text:span><text:span text:style-name="T11"> personer som haft det tufft med jobb/studier eller för att få vardagen att gå ihop, </text:span><text:span text:style-name="T21">samt som coach för den som </text:span><text:span text:style-name="T24">önskat</text:span><text:span text:style-name="T21"> utveckla </text:span><text:span text:style-name="T24">sin potential</text:span><text:span text:style-name="T11">.</text:span></text:p>
      <text:p text:style-name="P2"><text:span text:style-name="T11">Jag har </text:span><text:span text:style-name="T22">vidare</text:span><text:span text:style-name="T11"> jobbat mycket med </text:span><text:span text:style-name="T26">terapi</text:span><text:span text:style-name="T11"> och stöd till personer som velat gå ner i vikt och som testat allt utan resultat. Att </text:span><text:span text:style-name="T26">lägga om kost- och motionsvanor</text:span><text:span text:style-name="T11"> har då varit nödvändigt för att få till </text:span><text:span text:style-name="T24">stånd </text:span><text:span text:style-name="T11">en förändring med hjälp av nära coaching. </text:span><text:span text:style-name="T22">Genom en förändringsresa som inkluderat stresshantering, </text:span><text:span text:style-name="T26">träning, kostlära, </text:span><text:span text:style-name="T22">yoga/meditering och en förändrad livsstil, har vi uppnått förundrande resultat. <text:s/></text:span><text:span text:style-name="T11">Jag har också lång erfarenhet </text:span><text:span text:style-name="T12">av att hjälpa </text:span><text:span text:style-name="T13">par</text:span><text:span text:style-name="T12"> som </text:span><text:span text:style-name="T13">går igenom </text:span><text:span text:style-name="T22">ofrivillig barnlöshet, som kastats mellan hopp och förtvivlan och som </text:span><text:span text:style-name="T35">sökt </text:span><text:span text:style-name="T13">vägledning </text:span><text:span text:style-name="T22">och stöttning </text:span><text:span text:style-name="T13">på sin resa</text:span><text:span text:style-name="T11">. </text:span></text:p>
      <text:p text:style-name="P5"><text:span text:style-name="T33">Jag bodde länge i Belgien där jag läste till terapeut och coach. </text:span><text:span text:style-name="T35">Där</text:span><text:span text:style-name="T33"> jobbade </text:span><text:span text:style-name="T35">jag </text:span><text:span text:style-name="T33">mycket mot anställda vid EU-institutionerna,</text:span><text:span text:style-name="T36"> personer anställda vid olika företag samt studenter. </text:span><text:span text:style-name="T33">Jag håller sessionerna, </text:span><text:span text:style-name="T34">förutom på svenska, även </text:span><text:span text:style-name="T33">på</text:span><text:span text:style-name="T37"> franska, engelska och spanska. </text:span><text:span text:style-name="T35">Jag</text:span><text:span text:style-name="T14"> har mottagning i Täby samt </text:span><text:span text:style-name="T22">Danderyd</text:span><text:span text:style-name="T14">, men </text:span><text:span text:style-name="T22">träffas även på andra ställen som Solna, Djurgården, Sollentuna...</text:span><text:span text:style-name="T14"> Självfallet jobbar jag också mycket med onlineträffar via Zoom, Teams, Skype…. </text:span></text:p>
      <text:p text:style-name="P3"><text:span text:style-name="T14">M</text:span><text:span text:style-name="T9">itt motto är att alla skall </text:span><text:span text:style-name="T15">ha möjlighet till terapi och coaching och jag tar därför inga överpriser utan ett pris som gör det möjligt för alla att få guidning, stöttning och support </text:span><text:span text:style-name="T16">på sin väg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Playfair Display" svg:font-family="'Playfair Display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4T23:10:46.914000000</meta:creation-date>
    <dc:date>2021-04-29T20:57:14.339000000</dc:date>
    <meta:editing-duration>PT3H57M24S</meta:editing-duration>
    <meta:editing-cycles>11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6" meta:word-count="379" meta:character-count="2326" meta:non-whitespace-character-count="1948"/>
  </office:meta>
</office:document-meta>
</file>